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39d" officeooo:paragraph-rsid="00028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4"/>public void play(int x, int y) {</text:p>
      <text:p text:style-name="P1"><text:s text:c="9"/></text:p>
      <text:p text:style-name="P1"><text:s text:c="8"/>if (!getGameStatus() &amp;&amp; !boardIsFull()) {</text:p>
      <text:p text:style-name="P1"><text:s text:c="12"/>if (validClick(x, y)) {</text:p>
      <text:p text:style-name="P1"><text:s text:c="16"/>playerSelectMoves(returnPlayer(), x, y);</text:p>
      <text:p text:style-name="P1"><text:s text:c="16"/>nextTurn();</text:p>
      <text:p text:style-name="P1"><text:s text:c="16"/>//gameBar.setText(game.returnPlayer() + "'s turn");</text:p>
      <text:p text:style-name="P1"><text:s text:c="12"/>} else {</text:p>
      <text:p text:style-name="P1"><text:s text:c="16"/>//gameBar.setText("Unvalid slot");</text:p>
      <text:p text:style-name="P1"><text:s text:c="16"/>return;</text:p>
      <text:p text:style-name="P1"><text:s text:c="12"/>}</text:p>
      <text:p text:style-name="P1"/>
      <text:p text:style-name="P1"><text:s text:c="8"/>}</text:p>
      <text:p text:style-name="P1"><text:s text:c="8"/>if (boardIsFull() || hasWon('X') || hasWon('O')) {</text:p>
      <text:p text:style-name="P1"><text:s text:c="12"/>if (boardIsFull() &amp;&amp; !hasWon('X') || !hasWon('O')) {</text:p>
      <text:p text:style-name="P1"><text:s text:c="16"/>//gameBar.setText("Game over, Draw!");</text:p>
      <text:p text:style-name="P1"><text:s text:c="12"/>} else {</text:p>
      <text:p text:style-name="P1"><text:s text:c="16"/>nextTurn();</text:p>
      <text:p text:style-name="P1"><text:s text:c="16"/>//gameBar.setText("Game over, player " + game.returnPlayer() + " has won");</text:p>
      <text:p text:style-name="P1"><text:s text:c="12"/>} //if(restartButton.getModel().isSelected()) {</text:p>
      <text:p text:style-name="P1"><text:s text:c="12"/></text:p>
      <text:p text:style-name="P1"><text:s text:c="12"/>changeGameOverFalse();</text:p>
      <text:p text:style-name="P1"><text:s text:c="12"/>makeBoardEmpty();</text:p>
      <text:p text:style-name="P1"><text:s text:c="12"/>nextTurn();</text:p>
      <text:p text:style-name="P1"><text:s text:c="8"/>}</text:p>
      <text:p text:style-name="P1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59:02.187919964</meta:creation-date>
    <dc:date>2017-02-15T13:59:18.908714935</dc:date>
    <meta:editing-duration>PT16S</meta:editing-duration>
    <meta:editing-cycles>1</meta:editing-cycles>
    <meta:document-statistic meta:table-count="0" meta:image-count="0" meta:object-count="0" meta:page-count="1" meta:paragraph-count="25" meta:word-count="70" meta:character-count="882" meta:non-whitespace-character-count="533"/>
    <meta:generator>LibreOffice/5.1.4.2$Linux_X86_64 LibreOffice_project/10m0$Build-2</meta:generator>
  </office:meta>
</office:document-meta>
</file>